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entury Schoolbook L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Century Schoolbook L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font-name="Century Schoolbook 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style:font-name="Century Schoolbook L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entury Schoolbook 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font-name="Century Schoolbook 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*</text:p>
      <text:p text:style-name="P4"><text:span text:style-name="T2">Name <text:s text:c="4"/></text:span><text:span text:style-name="T5">:- </text:span><text:span text:style-name="T1">Abrar Mahedavi</text:span></text:p>
      <text:p text:style-name="P4"><text:span text:style-name="T2">Roll No. </text:span><text:span text:style-name="T5">:- </text:span><text:span text:style-name="T1">21035</text:span></text:p>
      <text:p text:style-name="P4"><text:span text:style-name="T6">Title <text:s text:c="5"/></text:span><text:span text:style-name="T7">:- </text:span><text:span text:style-name="T8">Extending to problem .2) Consider dictionary data is <text:tab/><text:tab/> <text:s/>stored in a file in random order. Thus to search any <text:tab/><text:tab/> <text:s/>word and its meaning from given data, program <text:s text:c="10"/><text:tab/><text:tab/> <text:s/>should create reasonably balance tree. Below program <text:tab/><text:tab/> <text:s/>uses AVL tree for storing key and its meaning. </text:span></text:p>
      <text:p text:style-name="P4">/*</text:p>
      <text:p text:style-name="P4"/>
      <text:p text:style-name="P3">Program :</text:p>
      <text:p text:style-name="P1"/>
      <text:p text:style-name="P1">#include&lt;iostream&gt; </text:p>
      <text:p text:style-name="P1">#include&lt;string.h&gt; </text:p>
      <text:p text:style-name="P1">using namespace std; </text:p>
      <text:p text:style-name="P1"/>
      <text:p text:style-name="P1"/>
      <text:p text:style-name="P1">class dictionary </text:p>
      <text:p text:style-name="P1">{ </text:p>
      <text:p text:style-name="P1"><text:s/><text:tab/>public: </text:p>
      <text:p text:style-name="P1"><text:s text:c="2"/><text:tab/>char key[20]; </text:p>
      <text:p text:style-name="P1"><text:s text:c="2"/><text:tab/>char meaning[20]; </text:p>
      <text:p text:style-name="P1">}; </text:p>
      <text:p text:style-name="P1"/>
      <text:p text:style-name="P1">class node </text:p>
      <text:p text:style-name="P1">{ </text:p>
      <text:p text:style-name="P1"><text:s/><text:tab/>public: </text:p>
      <text:p text:style-name="P1"><text:s text:c="2"/><text:tab/><text:tab/>dictionary data; </text:p>
      <text:p text:style-name="P1"><text:s text:c="2"/><text:tab/><text:tab/>node *left,*right; </text:p>
      <text:p text:style-name="P1"><text:s text:c="2"/><text:tab/><text:tab/>int ht; </text:p>
      <text:p text:style-name="P1">}; </text:p>
      <text:p text:style-name="P1"/>
      <text:p text:style-name="P1">class AVL </text:p>
      <text:p text:style-name="P1">{ </text:p>
      <text:p text:style-name="P1"><text:s/><text:tab/>node *AVLroot; </text:p>
      <text:p text:style-name="P1"><text:s/><text:tab/>node *insert1(node*, dictionary); </text:p>
      <text:p text:style-name="P1"><text:s/><text:tab/>void preorder1(node *); </text:p>
      <text:p text:style-name="P1"><text:s/><text:tab/>void inorder1(node *); </text:p>
      <text:p text:style-name="P1"><text:soft-page-break/><text:s/><text:tab/>node *rotateright(node *); </text:p>
      <text:p text:style-name="P1"><text:s/><text:tab/>node *rotateleft(node *); </text:p>
      <text:p text:style-name="P1"><text:s/><text:tab/>node *RR(node*); </text:p>
      <text:p text:style-name="P1"><text:s/><text:tab/>node *LL(node*); </text:p>
      <text:p text:style-name="P1"><text:s/><text:tab/>node *LR(node*); </text:p>
      <text:p text:style-name="P1"><text:s/><text:tab/>node *RL(node*); </text:p>
      <text:p text:style-name="P1"><text:s/><text:tab/>int BF(node *); </text:p>
      <text:p text:style-name="P1"><text:s/><text:tab/>int height(node *T); </text:p>
      <text:p text:style-name="P1"><text:s/><text:tab/>public: </text:p>
      <text:p text:style-name="P1"><text:s/><text:tab/><text:tab/>AVL() </text:p>
      <text:p text:style-name="P1"><text:s/><text:tab/><text:tab/>{ </text:p>
      <text:p text:style-name="P1"><text:s/><text:tab/><text:tab/><text:tab/>AVLroot=NULL; </text:p>
      <text:p text:style-name="P1"><text:s/><text:tab/><text:tab/>} </text:p>
      <text:p text:style-name="P1"><text:s/><text:tab/><text:tab/>void insert(dictionary x) </text:p>
      <text:p text:style-name="P1"><text:s/><text:tab/><text:tab/>{ </text:p>
      <text:p text:style-name="P1"><text:s text:c="3"/><text:tab/><text:tab/><text:tab/>AVLroot=insert1(AVLroot,x); </text:p>
      <text:p text:style-name="P1"><text:s/><text:tab/><text:tab/>} </text:p>
      <text:p text:style-name="P1"><text:s/><text:tab/><text:tab/>void preorder() </text:p>
      <text:p text:style-name="P1"><text:s/><text:tab/><text:tab/>{ </text:p>
      <text:p text:style-name="P1"><text:s/><text:tab/><text:tab/><text:tab/>preorder1(AVLroot); </text:p>
      <text:p text:style-name="P1"><text:s/><text:tab/><text:tab/>} </text:p>
      <text:p text:style-name="P1"><text:s/><text:tab/><text:tab/>void inorder() </text:p>
      <text:p text:style-name="P1"><text:s/><text:tab/><text:tab/>{ </text:p>
      <text:p text:style-name="P1"><text:s text:c="2"/><text:tab/><text:tab/><text:tab/>inorder1(AVLroot); </text:p>
      <text:p text:style-name="P1"><text:s/><text:tab/><text:tab/>} </text:p>
      <text:p text:style-name="P1"><text:s/><text:tab/><text:tab/>void search(dictionary x); </text:p>
      <text:p text:style-name="P1">}; </text:p>
      <text:p text:style-name="P1"/>
      <text:p text:style-name="P1">void AVL:: search(dictionary x) </text:p>
      <text:p text:style-name="P1">{ </text:p>
      <text:p text:style-name="P1"><text:s/><text:tab/>node *T=AVLroot; </text:p>
      <text:p text:style-name="P1"><text:s/><text:tab/>while(T!=NULL) </text:p>
      <text:p text:style-name="P1"><text:s/><text:tab/>{ </text:p>
      <text:p text:style-name="P1"><text:s text:c="3"/><text:tab/><text:tab/>if(strcmp(x.key,T-&gt;data.key)==0) </text:p>
      <text:p text:style-name="P1"><text:s text:c="3"/><text:tab/><text:tab/>{ </text:p>
      <text:p text:style-name="P1"><text:s text:c="4"/><text:tab/><text:tab/><text:tab/>cout&lt;&lt;"Meaning is::"&lt;&lt;T-&gt;data.meaning; </text:p>
      <text:p text:style-name="P1"><text:s text:c="4"/><text:tab/><text:tab/><text:tab/>return; </text:p>
      <text:p text:style-name="P1"><text:s text:c="3"/><text:tab/><text:tab/>} </text:p>
      <text:p text:style-name="P1"><text:s text:c="3"/><text:tab/><text:tab/></text:p>
      <text:p text:style-name="P1"><text:soft-page-break/><text:tab/><text:tab/>if(strcmp(x.key,T-&gt;data.key)&gt;0) </text:p>
      <text:p text:style-name="P1"><text:s text:c="6"/><text:tab/><text:tab/><text:tab/>T=T-&gt;right; </text:p>
      <text:p text:style-name="P1"><text:s text:c="3"/><text:tab/><text:tab/>else </text:p>
      <text:p text:style-name="P1"><text:s text:c="6"/><text:tab/><text:tab/><text:tab/>T=T-&gt;left; </text:p>
      <text:p text:style-name="P1"><text:s/><text:tab/>} </text:p>
      <text:p text:style-name="P1"><text:s/><text:tab/>cout&lt;&lt;"Key not found!!!"; </text:p>
      <text:p text:style-name="P1"/>
      <text:p text:style-name="P1">} </text:p>
      <text:p text:style-name="P1"/>
      <text:p text:style-name="P1">node * AVL ::insert1(node *T,dictionary x) </text:p>
      <text:p text:style-name="P1">{ </text:p>
      <text:p text:style-name="P1"><text:s text:c="3"/><text:tab/>if(T==NULL) </text:p>
      <text:p text:style-name="P1"><text:s text:c="3"/><text:tab/>{ </text:p>
      <text:p text:style-name="P1"><text:s text:c="5"/><text:tab/><text:tab/>T=new node; </text:p>
      <text:p text:style-name="P1"><text:s text:c="5"/><text:tab/><text:tab/>T-&gt;data=x; </text:p>
      <text:p text:style-name="P1"><text:s text:c="5"/><text:tab/><text:tab/>T-&gt;left=NULL; </text:p>
      <text:p text:style-name="P1"><text:s text:c="5"/><text:tab/><text:tab/>T-&gt;right=NULL; </text:p>
      <text:p text:style-name="P1"><text:s text:c="3"/><text:tab/>} </text:p>
      <text:p text:style-name="P1"><text:s text:c="3"/><text:tab/>else </text:p>
      <text:p text:style-name="P1"><text:tab/><text:tab/>if(strcmp(x.key,T-&gt;data.key)&gt;0) <text:s text:c="11"/>// if data is greater, then <text:s text:c="4"/></text:p>
      <text:p text:style-name="P1"><text:s text:c="5"/><text:tab/><text:tab/> <text:s text:c="69"/>insert <text:s/>to right</text:p>
      <text:p text:style-name="P1"><text:tab/><text:tab/>{ </text:p>
      <text:p text:style-name="P1"><text:s text:c="5"/><text:tab/><text:tab/><text:tab/>T-&gt;right=insert1(T-&gt;right,x); </text:p>
      <text:p text:style-name="P1"><text:s text:c="5"/><text:tab/><text:tab/><text:tab/>if(BF(T)==-2) </text:p>
      <text:p text:style-name="P1"><text:s text:c="7"/><text:tab/><text:tab/><text:tab/><text:tab/>if(strcmp(x.key,T-&gt;right-&gt;data.key)&gt;0) </text:p>
      <text:p text:style-name="P1"><text:tab/><text:tab/><text:tab/><text:tab/><text:tab/>T=RR(T); <text:s text:c="2"/>// rotate right </text:p>
      <text:p text:style-name="P1"><text:s text:c="7"/><text:tab/><text:tab/><text:tab/><text:tab/>else </text:p>
      <text:p text:style-name="P1"><text:tab/><text:tab/><text:tab/><text:tab/><text:tab/>T=RL(T); </text:p>
      <text:p text:style-name="P1"><text:s text:c="5"/><text:tab/><text:tab/>} </text:p>
      <text:p text:style-name="P1"><text:s text:c="5"/><text:tab/>else <text:s text:c="2"/>// if data is less, then insert into left </text:p>
      <text:p text:style-name="P1"><text:s text:c="6"/><text:tab/>if(strcmp(x.key,T-&gt;data.key)&lt;0) </text:p>
      <text:p text:style-name="P1"><text:s text:c="6"/><text:tab/>{ </text:p>
      <text:p text:style-name="P1"><text:tab/><text:tab/>T-&gt;left=insert1(T-&gt;left,x); </text:p>
      <text:p text:style-name="P1"><text:tab/><text:tab/>if(BF(T)==2) </text:p>
      <text:p text:style-name="P1"><text:tab/> <text:s/><text:tab/><text:tab/>if(strcmp(x.key,T-&gt;left-&gt;data.key)&lt;0) </text:p>
      <text:p text:style-name="P1"><text:tab/><text:tab/><text:tab/><text:tab/>T=LL(T); <text:s text:c="2"/>// rotate left </text:p>
      <text:p text:style-name="P1"><text:tab/> <text:tab/><text:tab/>else </text:p>
      <text:p text:style-name="P1"><text:tab/><text:tab/><text:tab/><text:tab/>T=LR(T); </text:p>
      <text:p text:style-name="P1"><text:s text:c="6"/><text:tab/>} </text:p>
      <text:p text:style-name="P1"><text:soft-page-break/><text:s text:c="5"/><text:tab/>T-&gt;ht=height(T); </text:p>
      <text:p text:style-name="P1"><text:s text:c="5"/><text:tab/>return(T); </text:p>
      <text:p text:style-name="P1">} </text:p>
      <text:p text:style-name="P1"/>
      <text:p text:style-name="P1">int AVL::height(node *T) </text:p>
      <text:p text:style-name="P1">{ </text:p>
      <text:p text:style-name="P1"><text:s/><text:tab/>int lh,rh; </text:p>
      <text:p text:style-name="P1"><text:s/><text:tab/>if(T==NULL) </text:p>
      <text:p text:style-name="P1"><text:s text:c="4"/><text:tab/><text:tab/>return 0; </text:p>
      <text:p text:style-name="P1"><text:s/><text:tab/>if(T-&gt;left==NULL) </text:p>
      <text:p text:style-name="P1"><text:s text:c="4"/><text:tab/><text:tab/>lh=0; </text:p>
      <text:p text:style-name="P1"><text:s/><text:tab/>else </text:p>
      <text:p text:style-name="P1"><text:s text:c="3"/><text:tab/><text:tab/>lh=1+T-&gt;left-&gt;ht; </text:p>
      <text:p text:style-name="P1"/>
      <text:p text:style-name="P1"><text:tab/>if(T-&gt;right==NULL) </text:p>
      <text:p text:style-name="P1"><text:s text:c="4"/><text:tab/><text:tab/>rh=0; </text:p>
      <text:p text:style-name="P1"><text:s/><text:tab/>else </text:p>
      <text:p text:style-name="P1"><text:s text:c="3"/><text:tab/><text:tab/>lh=1+T-&gt;right-&gt;ht; </text:p>
      <text:p text:style-name="P1"><text:s/><text:tab/>if(lh&gt;rh) </text:p>
      <text:p text:style-name="P1"><text:s text:c="2"/><text:tab/><text:tab/>return(lh); </text:p>
      <text:p text:style-name="P1"><text:s/><text:tab/>else </text:p>
      <text:p text:style-name="P1"><text:s text:c="3"/><text:tab/><text:tab/>return(rh); </text:p>
      <text:p text:style-name="P1">} </text:p>
      <text:p text:style-name="P1"/>
      <text:p text:style-name="P1">node *AVL::rotateright(node * x) </text:p>
      <text:p text:style-name="P1">{ </text:p>
      <text:p text:style-name="P1"><text:s text:c="2"/><text:tab/>node *y; <text:s text:c="3"/>// y as temp node to swap and rotate </text:p>
      <text:p text:style-name="P1"><text:s text:c="2"/><text:tab/>y=x-&gt;left; </text:p>
      <text:p text:style-name="P1"><text:s text:c="2"/><text:tab/>x-&gt;left=y-&gt;right; </text:p>
      <text:p text:style-name="P1"><text:s text:c="2"/><text:tab/>y-&gt;right=x; </text:p>
      <text:p text:style-name="P1"><text:s text:c="2"/><text:tab/>x-&gt;ht=height(x); </text:p>
      <text:p text:style-name="P1"><text:s text:c="2"/><text:tab/>y-&gt;ht=height(y); </text:p>
      <text:p text:style-name="P1"><text:s text:c="2"/><text:tab/>return (y); </text:p>
      <text:p text:style-name="P1">} </text:p>
      <text:p text:style-name="P1"><text:s/></text:p>
      <text:p text:style-name="P1"/>
      <text:p text:style-name="P1"/>
      <text:p text:style-name="P1"/>
      <text:p text:style-name="P1"/>
      <text:p text:style-name="P1"><text:soft-page-break/>node *AVL::rotateleft(node * x) </text:p>
      <text:p text:style-name="P1">{ </text:p>
      <text:p text:style-name="P1"><text:s text:c="2"/><text:tab/>node *y; <text:s text:c="3"/>// y as temp node to swap and rotate </text:p>
      <text:p text:style-name="P1"><text:s text:c="2"/><text:tab/>y=x-&gt;right; </text:p>
      <text:p text:style-name="P1"><text:s text:c="2"/><text:tab/>x-&gt;right=y-&gt;left; </text:p>
      <text:p text:style-name="P1"><text:s text:c="2"/><text:tab/>y-&gt;left=x; </text:p>
      <text:p text:style-name="P1"><text:s text:c="2"/><text:tab/>y-&gt;ht=height(y); </text:p>
      <text:p text:style-name="P1"><text:s text:c="2"/><text:tab/>x-&gt;ht=height(x); </text:p>
      <text:p text:style-name="P1"><text:tab/> </text:p>
      <text:p text:style-name="P1"><text:s text:c="2"/><text:tab/>return (y); </text:p>
      <text:p text:style-name="P1">} </text:p>
      <text:p text:style-name="P1"/>
      <text:p text:style-name="P1">node *AVL::RR(node *T) </text:p>
      <text:p text:style-name="P1">{ </text:p>
      <text:p text:style-name="P1"><text:s/><text:tab/>T=rotateleft(T); </text:p>
      <text:p text:style-name="P1"><text:s/><text:tab/>return (T); </text:p>
      <text:p text:style-name="P1">}<text:tab/> </text:p>
      <text:p text:style-name="P1"/>
      <text:p text:style-name="P1">node *AVL::LL(node *T) </text:p>
      <text:p text:style-name="P1">{ </text:p>
      <text:p text:style-name="P1"><text:s/><text:tab/>T=rotateright(T); </text:p>
      <text:p text:style-name="P1"><text:s/><text:tab/>return (T); </text:p>
      <text:p text:style-name="P1">} </text:p>
      <text:p text:style-name="P1"/>
      <text:p text:style-name="P1">node *AVL::LR(node *T) </text:p>
      <text:p text:style-name="P1">{ </text:p>
      <text:p text:style-name="P1"><text:s/><text:tab/>T-&gt;left=rotateleft(T-&gt;left); </text:p>
      <text:p text:style-name="P1"><text:s/><text:tab/>T=rotateright(T); </text:p>
      <text:p text:style-name="P1"><text:s/><text:tab/>return (T); </text:p>
      <text:p text:style-name="P1">} </text:p>
      <text:p text:style-name="P1"><text:s/></text:p>
      <text:p text:style-name="P1">node *AVL::RL(node *T) </text:p>
      <text:p text:style-name="P1">{ </text:p>
      <text:p text:style-name="P1"><text:s/><text:tab/>T-&gt;right=rotateright(T-&gt;right); </text:p>
      <text:p text:style-name="P1"><text:s/><text:tab/>T=rotateleft(T); </text:p>
      <text:p text:style-name="P1"><text:s/><text:tab/>return (T); </text:p>
      <text:p text:style-name="P1">}<text:tab/> </text:p>
      <text:p text:style-name="P1"/>
      <text:p text:style-name="P1"/>
      <text:p text:style-name="P1"><text:soft-page-break/>int AVL::BF(node *T) </text:p>
      <text:p text:style-name="P1">{ </text:p>
      <text:p text:style-name="P1"><text:s/><text:tab/>int lh,rh; </text:p>
      <text:p text:style-name="P1"><text:s/><text:tab/>if(T==NULL) </text:p>
      <text:p text:style-name="P1"><text:s/><text:tab/>{ </text:p>
      <text:p text:style-name="P1"><text:s/><text:tab/><text:tab/>return 0; </text:p>
      <text:p text:style-name="P1"><text:s/><text:tab/>} </text:p>
      <text:p text:style-name="P1"><text:s/><text:tab/>if(T-&gt;left==NULL) </text:p>
      <text:p text:style-name="P1"><text:s text:c="2"/><text:tab/><text:tab/>lh=0; </text:p>
      <text:p text:style-name="P1"><text:s/><text:tab/>else </text:p>
      <text:p text:style-name="P1"><text:s text:c="2"/><text:tab/><text:tab/>lh=1+T-&gt;left-&gt;ht; </text:p>
      <text:p text:style-name="P1"/>
      <text:p text:style-name="P1"><text:s/><text:tab/>if(T-&gt;right==NULL) </text:p>
      <text:p text:style-name="P1"><text:s text:c="2"/><text:tab/><text:tab/>rh=0; </text:p>
      <text:p text:style-name="P1"><text:s/><text:tab/>else </text:p>
      <text:p text:style-name="P1"><text:s text:c="2"/><text:tab/><text:tab/>rh=1+T-&gt;right-&gt;ht; </text:p>
      <text:p text:style-name="P1"/>
      <text:p text:style-name="P1"><text:s/><text:tab/>return(lh-rh); </text:p>
      <text:p text:style-name="P1">} </text:p>
      <text:p text:style-name="P1"/>
      <text:p text:style-name="P1">void AVL::preorder1(node *T) </text:p>
      <text:p text:style-name="P1">{ </text:p>
      <text:p text:style-name="P1"><text:s text:c="2"/><text:tab/>if(T!=NULL) </text:p>
      <text:p text:style-name="P1"><text:s text:c="2"/><text:tab/>{ </text:p>
      <text:p text:style-name="P1"><text:s text:c="3"/><text:tab/><text:tab/>cout&lt;&lt;"\n"&lt;&lt;T-&gt;data.key&lt;&lt;"\t"&lt;&lt;T-&gt;data.meaning; </text:p>
      <text:p text:style-name="P1"><text:s text:c="3"/><text:tab/><text:tab/>preorder1(T-&gt;left); </text:p>
      <text:p text:style-name="P1"><text:s text:c="3"/><text:tab/><text:tab/>preorder1(T-&gt;right); </text:p>
      <text:p text:style-name="P1"><text:s text:c="2"/><text:tab/>} </text:p>
      <text:p text:style-name="P1">} </text:p>
      <text:p text:style-name="P1"/>
      <text:p text:style-name="P1">void AVL::inorder1(node *T) </text:p>
      <text:p text:style-name="P1">{ </text:p>
      <text:p text:style-name="P1"><text:s text:c="2"/><text:tab/>if(T!=NULL) </text:p>
      <text:p text:style-name="P1"><text:s text:c="2"/><text:tab/>{ </text:p>
      <text:p text:style-name="P1"><text:tab/><text:tab/>inorder1(T-&gt;left); </text:p>
      <text:p text:style-name="P1"><text:s text:c="3"/><text:tab/><text:tab/>cout&lt;&lt;"\n"&lt;&lt;T-&gt;data.key&lt;&lt;"\t"&lt;&lt;T-&gt;data.meaning; </text:p>
      <text:p text:style-name="P1"><text:s text:c="3"/><text:tab/><text:tab/>inorder1(T-&gt;right); </text:p>
      <text:p text:style-name="P1"><text:s text:c="2"/><text:tab/>} </text:p>
      <text:p text:style-name="P1">} </text:p>
      <text:p text:style-name="P1"><text:soft-page-break/>int main() </text:p>
      <text:p text:style-name="P1">{ </text:p>
      <text:p text:style-name="P1"><text:s/><text:tab/>AVL A; </text:p>
      <text:p text:style-name="P1"><text:s/><text:tab/>int n,i,op; </text:p>
      <text:p text:style-name="P1"><text:s/><text:tab/>dictionary x; </text:p>
      <text:p text:style-name="P1"><text:tab/>do </text:p>
      <text:p text:style-name="P1"><text:s/><text:tab/>{ </text:p>
      <text:p text:style-name="P1"><text:s text:c="4"/><text:tab/><text:tab/>cout&lt;&lt;"\n 1. Create"; </text:p>
      <text:p text:style-name="P1"><text:s text:c="4"/><text:tab/><text:tab/>cout&lt;&lt;"\n 2. Search"; </text:p>
      <text:p text:style-name="P1"><text:s text:c="4"/><text:tab/><text:tab/>cout&lt;&lt;"\n 3. Print"; </text:p>
      <text:p text:style-name="P1"><text:s text:c="4"/><text:tab/><text:tab/>cout&lt;&lt;"\n 4. Quit"; </text:p>
      <text:p text:style-name="P1"><text:s text:c="4"/><text:tab/><text:tab/>cout&lt;&lt;"\nEnter ur choice"; </text:p>
      <text:p text:style-name="P1"><text:s text:c="4"/><text:tab/><text:tab/>cin&gt;&gt;op; </text:p>
      <text:p text:style-name="P1"><text:s text:c="4"/><text:tab/><text:tab/>switch(op) </text:p>
      <text:p text:style-name="P1"><text:s text:c="4"/><text:tab/><text:tab/>{ </text:p>
      <text:p text:style-name="P1"><text:tab/><text:tab/><text:tab/>case 1: </text:p>
      <text:p text:style-name="P1"><text:tab/><text:tab/><text:tab/><text:tab/>cout&lt;&lt;"Enter key and meaning"; </text:p>
      <text:p text:style-name="P1"><text:tab/><text:tab/><text:tab/><text:tab/>cin&gt;&gt;x.key; </text:p>
      <text:p text:style-name="P1"><text:tab/><text:tab/><text:tab/><text:tab/>cin&gt;&gt;x.meaning; </text:p>
      <text:p text:style-name="P1"><text:tab/><text:tab/><text:tab/><text:tab/>A.insert(x); </text:p>
      <text:p text:style-name="P1"><text:tab/><text:tab/> <text:s text:c="5"/><text:tab/><text:tab/>break; </text:p>
      <text:p text:style-name="P1"/>
      <text:p text:style-name="P1"><text:tab/><text:tab/> <text:s text:c="5"/><text:tab/>case 2: <text:s/></text:p>
      <text:p text:style-name="P1"><text:tab/><text:tab/><text:tab/><text:tab/>cout&lt;&lt;"\n Enter data to search"; </text:p>
      <text:p text:style-name="P1"><text:tab/><text:tab/><text:tab/> <text:s text:c="6"/><text:tab/>cin&gt;&gt;x.key; </text:p>
      <text:p text:style-name="P1"><text:tab/><text:tab/><text:tab/> <text:s text:c="6"/><text:tab/>A.search(x); </text:p>
      <text:p text:style-name="P1"><text:tab/><text:tab/><text:tab/> <text:s text:c="6"/><text:tab/>break; </text:p>
      <text:p text:style-name="P1"/>
      <text:p text:style-name="P1"><text:tab/><text:tab/> <text:s text:c="5"/>case 3: <text:s/></text:p>
      <text:p text:style-name="P1"><text:tab/><text:tab/><text:tab/><text:tab/>cout&lt;&lt;"\n Preorder is::"; </text:p>
      <text:p text:style-name="P1"><text:tab/><text:tab/><text:tab/> <text:s text:c="6"/><text:tab/>A.preorder(); </text:p>
      <text:p text:style-name="P1"><text:tab/><text:tab/><text:tab/> <text:s text:c="6"/><text:tab/>cout&lt;&lt;"\n Inorder is::"; </text:p>
      <text:p text:style-name="P1"><text:tab/><text:tab/><text:tab/> <text:s text:c="6"/><text:tab/>A.inorder(); </text:p>
      <text:p text:style-name="P1"><text:tab/><text:tab/><text:tab/> <text:s text:c="6"/><text:tab/>break; </text:p>
      <text:p text:style-name="P1"/>
      <text:p text:style-name="P1"><text:tab/><text:tab/>} </text:p>
      <text:p text:style-name="P1"><text:s text:c="3"/><text:tab/>}while(op!=4); </text:p>
      <text:p text:style-name="P1"><text:tab/>return 0; </text:p>
      <text:p text:style-name="P1">} </text:p>
      <text:p text:style-name="P1"><text:soft-page-break/><text:s/><text:span text:style-name="T4">Output:</text:span><text:span text:style-name="T10"> </text:span></text:p>
      <text:p text:style-name="P1"><text:s/></text:p>
      <text:p text:style-name="P1">compeng-sl2-08@compeng-sl2-08:~$ cd Abrar </text:p>
      <text:p text:style-name="P1">compeng-sl2-08@compeng-sl2-08:~/Abrar$ g++ dict2.cpp </text:p>
      <text:p text:style-name="P1">compeng-sl2-08@compeng-sl2-08:~/Abrar$ ./a.out </text:p>
      <text:p text:style-name="P1"/>
      <text:p text:style-name="P1"><text:s/>1. Create </text:p>
      <text:p text:style-name="P1"><text:s/>2. Search </text:p>
      <text:p text:style-name="P1"><text:s/>3. Print </text:p>
      <text:p text:style-name="P1"><text:s/>4. Quit </text:p>
      <text:p text:style-name="P1"/>
      <text:p text:style-name="P1">Enter ur choice 1 </text:p>
      <text:p text:style-name="P1">Enter key and meaning mad </text:p>
      <text:p text:style-name="P1">crazy </text:p>
      <text:p text:style-name="P1"/>
      <text:p text:style-name="P1"><text:s/>1. Create </text:p>
      <text:p text:style-name="P1"><text:s/>2. Search </text:p>
      <text:p text:style-name="P1"><text:s/>3. Print </text:p>
      <text:p text:style-name="P1"><text:s/>4. Quit </text:p>
      <text:p text:style-name="P1">Enter ur choice 1 </text:p>
      <text:p text:style-name="P1">Enter key and meaning banana </text:p>
      <text:p text:style-name="P1">fruit </text:p>
      <text:p text:style-name="P1"/>
      <text:p text:style-name="P1"><text:s/>1. Create </text:p>
      <text:p text:style-name="P1"><text:s/>2. Search </text:p>
      <text:p text:style-name="P1"><text:s/>3. Print </text:p>
      <text:p text:style-name="P1"><text:s/>4. Quit </text:p>
      <text:p text:style-name="P1">Enter ur choice 1 </text:p>
      <text:p text:style-name="P1">Enter key and meaning king </text:p>
      <text:p text:style-name="P1">ruler </text:p>
      <text:p text:style-name="P1"/>
      <text:p text:style-name="P1"><text:s/>1. Create </text:p>
      <text:p text:style-name="P1"><text:s/>2. Search </text:p>
      <text:p text:style-name="P1"><text:s/>3. Print </text:p>
      <text:p text:style-name="P1"><text:s/>4. Quit </text:p>
      <text:p text:style-name="P1"/>
      <text:p text:style-name="P1">Enter ur choice 1 </text:p>
      <text:p text:style-name="P1">Enter key and meaning rose </text:p>
      <text:p text:style-name="P1">flower </text:p>
      <text:p text:style-name="P1"><text:soft-page-break/><text:s/>1. Create </text:p>
      <text:p text:style-name="P1"><text:s/>2. Search </text:p>
      <text:p text:style-name="P1"><text:s/>3. Print </text:p>
      <text:p text:style-name="P1"><text:s/>4. Quit </text:p>
      <text:p text:style-name="P1">Enter ur choice 3 </text:p>
      <text:p text:style-name="P1"/>
      <text:p text:style-name="P2">Preorder is :: </text:p>
      <text:p text:style-name="P7">king<text:tab/><text:tab/>ruler </text:p>
      <text:p text:style-name="P7">banana<text:tab/>fruit </text:p>
      <text:p text:style-name="P7">mad<text:tab/><text:tab/>crazy </text:p>
      <text:p text:style-name="P2"><text:span text:style-name="T9">rose<text:tab/><text:tab/>flower</text:span> </text:p>
      <text:p text:style-name="P2"/>
      <text:p text:style-name="P2">Inorder is:: </text:p>
      <text:p text:style-name="P1">banana<text:tab/>fruit </text:p>
      <text:p text:style-name="P1">king<text:tab/><text:tab/>ruler </text:p>
      <text:p text:style-name="P1">mad<text:tab/><text:tab/>crazy </text:p>
      <text:p text:style-name="P1">rose<text:tab/><text:tab/>flower </text:p>
      <text:p text:style-name="P1"/>
      <text:p text:style-name="P1">1. Create </text:p>
      <text:p text:style-name="P1">2. Search </text:p>
      <text:p text:style-name="P1">3. Print </text:p>
      <text:p text:style-name="P1">4. Quit </text:p>
      <text:p text:style-name="P1">Enter ur choice 2 </text:p>
      <text:p text:style-name="P1"/>
      <text:p text:style-name="P1">Enter data to search <text:span text:style-name="T10">king </text:span></text:p>
      <text:p text:style-name="P1">Meaning is::<text:span text:style-name="T10">ruler</text:span> </text:p>
      <text:p text:style-name="P1"><text:s/>1. Create </text:p>
      <text:p text:style-name="P1"><text:s/>2. Search </text:p>
      <text:p text:style-name="P1"><text:s/>3. Print </text:p>
      <text:p text:style-name="P1"><text:s/>4. Quit </text:p>
      <text:p text:style-name="P1">Enter ur choice 4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04:09</meta:creation-date>
    <dc:date>2014-09-16T13:26:14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9" meta:paragraph-count="301" meta:word-count="584" meta:character-count="5236" meta:non-whitespace-character-count="3748"/>
  </office:meta>
</office:document-meta>
</file>